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61f27" officeooo:paragraph-rsid="00061f27" style:font-size-asian="15pt" style:font-size-complex="15pt"/>
    </style:style>
    <style:style style:name="P2" style:family="paragraph" style:parent-style-name="Standard">
      <style:text-properties fo:font-size="15pt" officeooo:rsid="00069eb2" officeooo:paragraph-rsid="00069eb2" style:font-size-asian="15pt" style:font-size-complex="15pt"/>
    </style:style>
    <style:style style:name="P3" style:family="paragraph" style:parent-style-name="Standard">
      <style:text-properties fo:font-size="15pt" officeooo:rsid="0007dccc" officeooo:paragraph-rsid="0007dccc" style:font-size-asian="15pt" style:font-size-complex="15pt"/>
    </style:style>
    <style:style style:name="P4" style:family="paragraph" style:parent-style-name="Standard">
      <style:text-properties fo:font-size="15pt" officeooo:rsid="0008419d" officeooo:paragraph-rsid="0008419d" style:font-size-asian="15pt" style:font-size-complex="15pt"/>
    </style:style>
    <style:style style:name="P5" style:family="paragraph" style:parent-style-name="Standard">
      <style:text-properties fo:font-size="15pt" officeooo:rsid="0009a22d" officeooo:paragraph-rsid="0009a22d" style:font-size-asian="15pt" style:font-size-complex="15pt"/>
    </style:style>
    <style:style style:name="P6" style:family="paragraph" style:parent-style-name="Standard">
      <style:text-properties fo:font-size="15pt" officeooo:rsid="000b745f" officeooo:paragraph-rsid="000b745f" style:font-size-asian="15pt" style:font-size-complex="15pt"/>
    </style:style>
    <style:style style:name="P7" style:family="paragraph" style:parent-style-name="Standard">
      <style:text-properties fo:font-size="15pt" officeooo:rsid="000d3ea6" officeooo:paragraph-rsid="000d3ea6" style:font-size-asian="15pt" style:font-size-complex="15pt"/>
    </style:style>
    <style:style style:name="T1" style:family="text">
      <style:text-properties officeooo:rsid="000a7d11"/>
    </style:style>
    <style:style style:name="T2" style:family="text">
      <style:text-properties officeooo:rsid="000af531"/>
    </style:style>
    <style:style style:name="T3" style:family="text">
      <style:text-properties officeooo:rsid="000d8e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anifestations devant la Maison Blanche:</text:p>
      <text:p text:style-name="P2"/>
      <text:p text:style-name="P1"/>
      <text:p text:style-name="P1">Denonciation de certain aspect de la mondialisation</text:p>
      <text:p text:style-name="P1"/>
      <text:p text:style-name="P2">Manifestation qui denonce les choix économique du gouvernement</text:p>
      <text:p text:style-name="P2"/>
      <text:p text:style-name="P3">On reproche au gouvernement des choix qui sont fait par intéré économique</text:p>
      <text:p text:style-name="P3"/>
      <text:p text:style-name="P4">La coopération de l’OMC qui métait en place le multilatéralisme est remise en cause par l’augmentation de l’accord bilatéraux</text:p>
      <text:p text:style-name="P4"/>
      <text:p text:style-name="P5">La coopération se fait aussi dans un forum social mondial ou la il s’ajit de dénoncer la mondialisation libéral</text:p>
      <text:p text:style-name="P5"/>
      <text:p text:style-name="P5">Le protéctionisme c’est le fait de protéger son économie nationale de la concurence étrangère <text:span text:style-name="T1">(augmentation des tarifs douanier). Certains pays pratiquent un protéctionisme important, l’Inde, le Brésil et l’Algérie ont des tarifs particulièrement élevé</text:span><text:span text:style-name="T2">s</text:span><text:span text:style-name="T1">.</text:span></text:p>
      <text:p text:style-name="P5"/>
      <text:p text:style-name="P6">Film: La Social</text:p>
      <text:p text:style-name="P6"/>
      <text:p text:style-name="P7">II – Quelles regulations et cooperations dans la mondialisation?</text:p>
      <text:p text:style-name="P7"/>
      <text:p text:style-name="P7">1) Les Etats ont mis en place des colaborations dans les associations économiques régionales comme l’UE.</text:p>
      <text:p text:style-name="P7"/>
      <text:p text:style-name="P7">Ces colaborations ce font dans le cadre de la gouvernance mondial.</text:p>
      <text:p text:style-name="P7"/>
      <text:p text:style-name="P7">3) Le problème de la constitution de méga-accords régionaux <text:span text:style-name="T3">et que on est dans des accords bilatéraux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8T10:12:23.268893157</meta:creation-date>
    <dc:date>2023-04-18T11:36:36.050756288</dc:date>
    <meta:editing-duration>PT1H24M10S</meta:editing-duration>
    <meta:editing-cycles>10</meta:editing-cycles>
    <meta:generator>LibreOffice/7.5.1.2$Linux_X86_64 LibreOffice_project/50$Build-2</meta:generator>
    <meta:document-statistic meta:table-count="0" meta:image-count="0" meta:object-count="0" meta:page-count="1" meta:paragraph-count="12" meta:word-count="159" meta:character-count="1067" meta:non-whitespace-character-count="919"/>
  </office:meta>
</office:document-meta>
</file>